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">
      <style:table-properties style:width="10.1153in" style:page-number="auto" table:align="margins"/>
    </style:style>
    <style:style style:name="Table1.A" style:family="table-column">
      <style:table-column-properties style:column-width="0.1729in" style:rel-column-width="249*"/>
    </style:style>
    <style:style style:name="Table1.B" style:family="table-column">
      <style:table-column-properties style:column-width="1.4556in" style:rel-column-width="2096*"/>
    </style:style>
    <style:style style:name="Table1.C" style:family="table-column">
      <style:table-column-properties style:column-width="0.3694in" style:rel-column-width="532*"/>
    </style:style>
    <style:style style:name="Table1.D" style:family="table-column">
      <style:table-column-properties style:column-width="1.6861in" style:rel-column-width="2428*"/>
    </style:style>
    <style:style style:name="Table1.E" style:family="table-column">
      <style:table-column-properties style:column-width="1.5056in" style:rel-column-width="2168*"/>
    </style:style>
    <style:style style:name="Table1.F" style:family="table-column">
      <style:table-column-properties style:column-width="2.0014in" style:rel-column-width="2882*"/>
    </style:style>
    <style:style style:name="Table1.G" style:family="table-column">
      <style:table-column-properties style:column-width="0.9993in" style:rel-column-width="1439*"/>
    </style:style>
    <style:style style:name="Table1.H" style:family="table-column">
      <style:table-column-properties style:column-width="0.625in" style:rel-column-width="900*"/>
    </style:style>
    <style:style style:name="Table1.I" style:family="table-column">
      <style:table-column-properties style:column-width="1.3in" style:rel-column-width="1872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I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I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none"/>
    </style:style>
    <style:style style:name="Table1.B3" style:family="table-cell">
      <style:table-cell-properties fo:padding="0.0382in" fo:border="none"/>
    </style:style>
    <style:style style:name="Table1.H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none" fo:border-right="none" fo:border-top="none" fo:border-bottom="0.05pt solid #000000"/>
    </style:style>
    <style:style style:name="Table1.D4" style:family="table-cell">
      <style:table-cell-properties fo:padding="0.0382in" fo:border-left="none" fo:border-right="none" fo:border-top="none" fo:border-bottom="0.05pt solid #000000"/>
    </style:style>
    <style:style style:name="Table1.B5" style:family="table-cell">
      <style:table-cell-properties fo:padding="0.0382in" fo:border-left="none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none" fo:border-top="0.05pt solid #000000" fo:border-bottom="none"/>
    </style:style>
    <style:style style:name="Table1.D5" style:family="table-cell">
      <style:table-cell-properties fo:padding="0.0382in" fo:border-left="none" fo:border-right="none" fo:border-top="0.05pt solid #000000" fo:border-bottom="none"/>
    </style:style>
    <style:style style:name="Table1.B6" style:family="table-cell">
      <style:table-cell-properties fo:padding="0.0382in" fo:border-left="none" fo:border-right="none" fo:border-top="none" fo:border-bottom="0.05pt solid #000000"/>
    </style:style>
    <style:style style:name="Table1.D6" style:family="table-cell">
      <style:table-cell-properties fo:padding="0.0382in" fo:border-left="none" fo:border-right="none" fo:border-top="none" fo:border-bottom="0.05pt solid #000000"/>
    </style:style>
    <style:style style:name="Table1.B7" style:family="table-cell">
      <style:table-cell-properties fo:padding="0.0382in" fo:border-left="none" fo:border-right="none" fo:border-top="none" fo:border-bottom="0.05pt solid #000000"/>
    </style:style>
    <style:style style:name="Table1.B8" style:family="table-cell">
      <style:table-cell-properties fo:padding="0.0382in" fo:border-left="none" fo:border-right="none" fo:border-top="none" fo:border-bottom="0.05pt solid #000000"/>
    </style:style>
    <style:style style:name="Table1.D8" style:family="table-cell">
      <style:table-cell-properties fo:padding="0.0382in" fo:border-left="none" fo:border-right="none" fo:border-top="none" fo:border-bottom="0.05pt solid #000000"/>
    </style:style>
    <style:style style:name="Table2" style:family="table">
      <style:table-properties style:width="10.1153in" table:align="margins"/>
    </style:style>
    <style:style style:name="Table2.A" style:family="table-column">
      <style:table-column-properties style:column-width="5.0576in" style:rel-column-width="32767*"/>
    </style:style>
    <style:style style:name="Table2.B" style:family="table-column">
      <style:table-column-properties style:column-width="5.0576in" style:rel-column-width="32768*"/>
    </style:style>
    <style:style style:name="Table2.A1" style:family="table-cell">
      <style:table-cell-properties fo:padding="0in" fo:border="none"/>
    </style:style>
    <style:style style:name="P1" style:family="paragraph" style:parent-style-name="Standard">
      <style:paragraph-properties fo:text-align="center" style:justify-single-word="false"/>
      <style:text-properties style:font-name="Times New Roman" fo:font-size="12pt" fo:font-weight="bold" officeooo:rsid="001df449" officeooo:paragraph-rsid="001df449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>
        <style:tab-stops>
          <style:tab-stop style:position="1.752in"/>
        </style:tab-stops>
      </style:paragraph-properties>
      <style:text-properties style:font-name="Times New Roman" fo:font-size="12pt" fo:font-weight="bold" officeooo:rsid="001df449" officeooo:paragraph-rsid="001df449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>
        <style:tab-stops>
          <style:tab-stop style:position="1.752in"/>
        </style:tab-stops>
      </style:paragraph-properties>
      <style:text-properties style:font-name="Times New Roman" fo:font-size="12pt" fo:font-weight="bold" officeooo:rsid="001df449" officeooo:paragraph-rsid="009ba56a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2pt" fo:font-weight="bold" officeooo:rsid="001df449" officeooo:paragraph-rsid="001df449" style:font-size-asian="12pt" style:font-weight-asian="bold" style:font-size-complex="12pt" style:font-weight-complex="bold"/>
    </style:style>
    <style:style style:name="P5" style:family="paragraph" style:parent-style-name="Standard">
      <style:text-properties officeooo:paragraph-rsid="009ba56a"/>
    </style:style>
    <style:style style:name="P6" style:family="paragraph" style:parent-style-name="Table_20_Contents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fo:font-size="12pt" officeooo:rsid="0023e420" officeooo:paragraph-rsid="0023e420" style:font-size-asian="12pt" style:font-size-complex="12pt"/>
    </style:style>
    <style:style style:name="P8" style:family="paragraph" style:parent-style-name="Table_20_Contents">
      <style:paragraph-properties fo:text-align="start" style:justify-single-word="false"/>
      <style:text-properties style:font-name="Times New Roman" fo:font-size="12pt" officeooo:rsid="0023e420" officeooo:paragraph-rsid="0023e420" style:font-size-asian="12pt" style:font-size-complex="12pt"/>
    </style:style>
    <style:style style:name="P9" style:family="paragraph" style:parent-style-name="Table_20_Contents">
      <style:paragraph-properties fo:text-align="start" style:justify-single-word="false"/>
      <style:text-properties style:font-name="Times New Roman" fo:font-size="12pt" officeooo:rsid="00242e61" officeooo:paragraph-rsid="00242e61" style:font-size-asian="12pt" style:font-size-complex="12pt"/>
    </style:style>
    <style:style style:name="P10" style:family="paragraph" style:parent-style-name="Table_20_Contents">
      <style:paragraph-properties fo:text-align="start" style:justify-single-word="false"/>
      <style:text-properties style:font-name="Times New Roman" fo:font-size="12pt" officeooo:rsid="0033a41f" officeooo:paragraph-rsid="0033a41f" style:font-size-asian="12pt" style:font-size-complex="12pt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fo:font-size="12pt" officeooo:rsid="00378150" officeooo:paragraph-rsid="00378150" style:font-size-asian="12pt" style:font-size-complex="12pt"/>
    </style:style>
    <style:style style:name="P12" style:family="paragraph" style:parent-style-name="Table_20_Contents">
      <style:paragraph-properties fo:text-align="center" style:justify-single-word="false"/>
      <style:text-properties style:font-name="Times New Roman" fo:font-size="12pt" officeooo:rsid="003a3075" officeooo:paragraph-rsid="003a3075" style:font-size-asian="12pt" style:font-size-complex="12pt"/>
    </style:style>
    <style:style style:name="P13" style:family="paragraph" style:parent-style-name="Table_20_Contents">
      <style:paragraph-properties fo:text-align="start" style:justify-single-word="false"/>
      <style:text-properties style:font-name="Times New Roman" fo:font-size="12pt" officeooo:rsid="0051ce8a" officeooo:paragraph-rsid="0051ce8a" style:font-size-asian="12pt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style:font-name="Times New Roman" fo:font-size="12pt" officeooo:rsid="0069014a" officeooo:paragraph-rsid="0069014a" style:font-size-asian="12pt" style:font-size-complex="12pt"/>
    </style:style>
    <style:style style:name="P15" style:family="paragraph" style:parent-style-name="Table_20_Contents">
      <style:paragraph-properties fo:text-align="start" style:justify-single-word="false"/>
      <style:text-properties style:font-name="Times New Roman" fo:font-size="12pt" officeooo:rsid="00750159" officeooo:paragraph-rsid="00750159" style:font-size-asian="12pt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style:font-name="Times New Roman" fo:font-size="12pt" officeooo:rsid="0075fb0f" officeooo:paragraph-rsid="009ba56a" style:font-size-asian="12p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style:font-name="Times New Roman" fo:font-size="12pt" officeooo:rsid="0075fb0f" officeooo:paragraph-rsid="009d49e6" style:font-size-asian="12pt" style:font-size-complex="12pt"/>
    </style:style>
    <style:style style:name="P18" style:family="paragraph" style:parent-style-name="Table_20_Contents">
      <style:paragraph-properties fo:text-align="center" style:justify-single-word="false"/>
      <style:text-properties style:font-name="Times New Roman" fo:font-size="12pt" officeooo:rsid="00d6b463" officeooo:paragraph-rsid="00d6b463" style:font-size-asian="12pt" style:font-size-complex="12pt"/>
    </style:style>
    <style:style style:name="P19" style:family="paragraph" style:parent-style-name="Table_20_Contents">
      <style:paragraph-properties fo:text-align="center" style:justify-single-word="false"/>
      <style:text-properties style:font-name="Times New Roman" fo:font-size="12pt" style:text-underline-style="solid" style:text-underline-width="auto" style:text-underline-color="font-color" officeooo:rsid="0075fb0f" officeooo:paragraph-rsid="009ba56a" style:font-size-asian="12pt" style:font-size-complex="12pt"/>
    </style:style>
    <style:style style:name="P20" style:family="paragraph" style:parent-style-name="Standard">
      <style:paragraph-properties fo:margin-top="0.0043in" fo:margin-bottom="0in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1d9b" officeooo:paragraph-rsid="00e088c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21" style:family="paragraph" style:parent-style-name="Standard">
      <style:paragraph-properties fo:margin-top="0.0043in" fo:margin-bottom="0in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e088c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22" style:family="paragraph" style:parent-style-name="Standard">
      <style:paragraph-properties fo:margin-top="0.0043in" fo:margin-bottom="0in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afa93" officeooo:paragraph-rsid="00e088c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23" style:family="paragraph" style:parent-style-name="Standard">
      <style:paragraph-properties fo:margin-top="0.0043in" fo:margin-bottom="0in" loext:contextual-spacing="false" fo:line-height="108%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62276" officeooo:paragraph-rsid="00e1deeb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24" style:family="paragraph" style:parent-style-name="Standard">
      <style:paragraph-properties fo:margin-top="0.0043in" fo:margin-bottom="0in" loext:contextual-spacing="false" fo:line-height="108%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62a33" officeooo:paragraph-rsid="00e1deeb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25" style:family="paragraph" style:parent-style-name="Standard">
      <style:paragraph-properties fo:margin-top="0.0043in" fo:margin-bottom="0in" loext:contextual-spacing="false" fo:line-height="108%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1d5dc" officeooo:paragraph-rsid="00e1deeb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26" style:family="paragraph" style:parent-style-name="Standard">
      <style:paragraph-properties fo:margin-top="0.0043in" fo:margin-bottom="0in" loext:contextual-spacing="false" fo:line-height="108%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25b9b" officeooo:paragraph-rsid="00e1deeb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27" style:family="paragraph" style:parent-style-name="Standard">
      <style:paragraph-properties fo:margin-top="0.0043in" fo:margin-bottom="0in" loext:contextual-spacing="false" fo:line-height="108%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e1deeb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28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e088c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style:font-name="Liberation Serif" fo:font-size="12pt" officeooo:rsid="0059023b" officeooo:paragraph-rsid="0059023b" style:font-size-asian="12pt" style:font-size-complex="12pt"/>
    </style:style>
    <style:style style:name="P30" style:family="paragraph" style:parent-style-name="Table_20_Contents">
      <style:paragraph-properties fo:text-align="start" style:justify-single-word="false"/>
      <style:text-properties style:font-name="Liberation Serif" fo:font-size="12pt" officeooo:rsid="00378150" officeooo:paragraph-rsid="00378150" style:font-size-asian="12pt" style:font-size-complex="12pt"/>
    </style:style>
    <style:style style:name="P31" style:family="paragraph" style:parent-style-name="Table_20_Contents" style:list-style-name="L2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417in"/>
        </style:tab-stops>
      </style:paragraph-properties>
      <style:text-properties style:font-name="Times New Roman" fo:font-size="12pt" officeooo:rsid="00a21494" officeooo:paragraph-rsid="00a21494" style:font-size-asian="12pt" style:font-size-complex="12pt"/>
    </style:style>
    <style:style style:name="P32" style:family="paragraph" style:parent-style-name="Table_20_Contents" style:list-style-name="L2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417in"/>
        </style:tab-stops>
      </style:paragraph-properties>
      <style:text-properties style:font-name="Times New Roman" fo:font-size="12pt" officeooo:rsid="00a68879" officeooo:paragraph-rsid="00a68879" style:font-size-asian="12pt" style:font-size-complex="12pt"/>
    </style:style>
    <style:style style:name="P33" style:family="paragraph" style:parent-style-name="Table_20_Contents" style:list-style-name="L2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417in"/>
        </style:tab-stops>
      </style:paragraph-properties>
      <style:text-properties style:font-name="Times New Roman" fo:font-size="12pt" officeooo:rsid="00aa2fea" officeooo:paragraph-rsid="00aa2fea" style:font-size-asian="12pt" style:font-size-complex="12pt"/>
    </style:style>
    <style:style style:name="P34" style:family="paragraph" style:parent-style-name="Table_20_Contents" style:list-style-name="L2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417in"/>
        </style:tab-stops>
      </style:paragraph-properties>
      <style:text-properties style:font-name="Times New Roman" fo:font-size="12pt" officeooo:rsid="00f14a4b" officeooo:paragraph-rsid="00f14a4b" style:font-size-asian="12pt" style:font-size-complex="12pt"/>
    </style:style>
    <style:style style:name="P35" style:family="paragraph" style:parent-style-name="Table_20_Contents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417in"/>
        </style:tab-stops>
      </style:paragraph-properties>
      <style:text-properties style:font-name="Times New Roman" fo:font-size="12pt" officeooo:rsid="00f14a4b" officeooo:paragraph-rsid="00f14a4b" style:font-size-asian="12pt" style:font-size-complex="12pt"/>
    </style:style>
    <style:style style:name="P36" style:family="paragraph" style:parent-style-name="Table_20_Contents" style:list-style-name="L2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417in"/>
        </style:tab-stops>
      </style:paragraph-properties>
      <style:text-properties style:font-name="Times New Roman" fo:font-size="12pt" officeooo:rsid="00f250f1" officeooo:paragraph-rsid="00f250f1" style:font-size-asian="12pt" style:font-size-complex="12pt"/>
    </style:style>
    <style:style style:name="P37" style:family="paragraph" style:parent-style-name="Table_20_Contents" style:list-style-name="L6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52in"/>
        </style:tab-stops>
      </style:paragraph-properties>
      <style:text-properties style:font-name="Liberation Serif" fo:font-size="12pt" officeooo:rsid="00c2e93f" officeooo:paragraph-rsid="00e2a090" style:font-size-asian="12pt" style:font-size-complex="12pt"/>
    </style:style>
    <style:style style:name="P38" style:family="paragraph" style:parent-style-name="Table_20_Contents" style:list-style-name="L6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52in"/>
        </style:tab-stops>
      </style:paragraph-properties>
      <style:text-properties style:font-name="Liberation Serif" fo:font-size="12pt" officeooo:rsid="0036708c" officeooo:paragraph-rsid="00e2a090" style:font-size-asian="12pt" style:font-size-complex="12pt"/>
    </style:style>
    <style:style style:name="P39" style:family="paragraph" style:parent-style-name="Table_20_Contents" style:list-style-name="L6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52in"/>
        </style:tab-stops>
      </style:paragraph-properties>
      <style:text-properties style:font-name="Liberation Serif" fo:font-size="12pt" officeooo:rsid="00c2c2a1" officeooo:paragraph-rsid="00e2a090" style:font-size-asian="12pt" style:font-size-complex="12pt"/>
    </style:style>
    <style:style style:name="P40" style:family="paragraph" style:parent-style-name="Table_20_Contents" style:list-style-name="L6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52in"/>
        </style:tab-stops>
      </style:paragraph-properties>
      <style:text-properties style:font-name="Liberation Serif" fo:font-size="12pt" officeooo:rsid="00ec361d" officeooo:paragraph-rsid="00e32b0f" style:font-size-asian="12pt" style:font-size-complex="12pt"/>
    </style:style>
    <style:style style:name="P41" style:family="paragraph" style:parent-style-name="Table_20_Contents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52in"/>
        </style:tab-stops>
      </style:paragraph-properties>
      <style:text-properties style:font-name="Liberation Serif" fo:font-size="12pt" officeooo:rsid="00ec361d" officeooo:paragraph-rsid="00e32b0f" style:font-size-asian="12pt" style:font-size-complex="12pt"/>
    </style:style>
    <style:style style:name="P42" style:family="paragraph" style:parent-style-name="Table_20_Contents" style:list-style-name="L6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52in"/>
        </style:tab-stops>
      </style:paragraph-properties>
      <style:text-properties style:font-name="Liberation Serif" fo:font-size="12pt" officeooo:rsid="00c486df" officeooo:paragraph-rsid="00e32b0f" style:font-size-asian="12pt" style:font-size-complex="12pt"/>
    </style:style>
    <style:style style:name="P43" style:family="paragraph" style:parent-style-name="Table_20_Contents" style:list-style-name="L6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52in"/>
        </style:tab-stops>
      </style:paragraph-properties>
      <style:text-properties style:font-name="Liberation Serif" fo:font-size="12pt" officeooo:rsid="00eaf365" officeooo:paragraph-rsid="00e32b0f" style:font-size-asian="12pt" style:font-size-complex="12pt"/>
    </style:style>
    <style:style style:name="P44" style:family="paragraph" style:parent-style-name="Table_20_Contents" style:list-style-name="L6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52in"/>
        </style:tab-stops>
      </style:paragraph-properties>
      <style:text-properties style:font-name="Liberation Serif" fo:font-size="12pt" officeooo:rsid="00ef77a6" officeooo:paragraph-rsid="00e52228" style:font-size-asian="12pt" style:font-size-complex="12pt"/>
    </style:style>
    <style:style style:name="P45" style:family="paragraph" style:parent-style-name="Table_20_Contents" style:list-style-name="L6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52in"/>
        </style:tab-stops>
      </style:paragraph-properties>
      <style:text-properties style:font-name="Liberation Serif" fo:font-size="12pt" officeooo:rsid="00c5cad8" officeooo:paragraph-rsid="00e52228" style:font-size-asian="12pt" style:font-size-complex="12pt"/>
    </style:style>
    <style:style style:name="P46" style:family="paragraph" style:parent-style-name="Table_20_Contents" style:list-style-name="L2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862in"/>
        </style:tab-stops>
      </style:paragraph-properties>
      <style:text-properties style:font-name="Liberation Serif" fo:font-size="12pt" officeooo:rsid="00406d3d" officeooo:paragraph-rsid="0042e358" style:font-size-asian="12pt" style:font-size-complex="12pt"/>
    </style:style>
    <style:style style:name="P47" style:family="paragraph" style:parent-style-name="Table_20_Contents" style:list-style-name="L2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64in"/>
        </style:tab-stops>
      </style:paragraph-properties>
      <style:text-properties style:font-name="Liberation Serif" fo:font-size="12pt" officeooo:rsid="00406d3d" officeooo:paragraph-rsid="0042e358" style:font-size-asian="12pt" style:font-size-complex="12pt"/>
    </style:style>
    <style:style style:name="P48" style:family="paragraph" style:parent-style-name="Table_20_Contents" style:list-style-name="L2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64in"/>
        </style:tab-stops>
      </style:paragraph-properties>
      <style:text-properties style:font-name="Liberation Serif" fo:font-size="12pt" officeooo:rsid="004585f0" officeooo:paragraph-rsid="004585f0" style:font-size-asian="12pt" style:font-size-complex="12pt"/>
    </style:style>
    <style:style style:name="P49" style:family="paragraph" style:parent-style-name="Table_20_Contents" style:list-style-name="L3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64in"/>
        </style:tab-stops>
      </style:paragraph-properties>
      <style:text-properties style:font-name="Liberation Serif" fo:font-size="12pt" officeooo:rsid="004585f0" officeooo:paragraph-rsid="00ce2445" style:font-size-asian="12pt" style:font-size-complex="12pt"/>
    </style:style>
    <style:style style:name="P50" style:family="paragraph" style:parent-style-name="Table_20_Contents" style:list-style-name="L4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64in"/>
        </style:tab-stops>
      </style:paragraph-properties>
      <style:text-properties style:font-name="Liberation Serif" fo:font-size="12pt" officeooo:rsid="004585f0" officeooo:paragraph-rsid="00d3424c" style:font-size-asian="12pt" style:font-size-complex="12pt"/>
    </style:style>
    <style:style style:name="P51" style:family="paragraph" style:parent-style-name="Table_20_Contents" style:list-style-name="L2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64in"/>
        </style:tab-stops>
      </style:paragraph-properties>
      <style:text-properties style:font-name="Liberation Serif" fo:font-size="12pt" officeooo:rsid="00477afc" officeooo:paragraph-rsid="00477afc" style:font-size-asian="12pt" style:font-size-complex="12pt"/>
    </style:style>
    <style:style style:name="P52" style:family="paragraph" style:parent-style-name="Table_20_Contents" style:list-style-name="L3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64in"/>
        </style:tab-stops>
      </style:paragraph-properties>
      <style:text-properties style:font-name="Liberation Serif" fo:font-size="12pt" officeooo:rsid="00477afc" officeooo:paragraph-rsid="00ce2445" style:font-size-asian="12pt" style:font-size-complex="12pt"/>
    </style:style>
    <style:style style:name="P53" style:family="paragraph" style:parent-style-name="Table_20_Contents" style:list-style-name="L4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64in"/>
        </style:tab-stops>
      </style:paragraph-properties>
      <style:text-properties style:font-name="Liberation Serif" fo:font-size="12pt" officeooo:rsid="00477afc" officeooo:paragraph-rsid="00d41095" style:font-size-asian="12pt" style:font-size-complex="12pt"/>
    </style:style>
    <style:style style:name="P54" style:family="paragraph" style:parent-style-name="Table_20_Contents" style:list-style-name="L2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64in"/>
        </style:tab-stops>
      </style:paragraph-properties>
      <style:text-properties style:font-name="Liberation Serif" fo:font-size="12pt" officeooo:rsid="0049dd48" officeooo:paragraph-rsid="0049dd48" style:font-size-asian="12pt" style:font-size-complex="12pt"/>
    </style:style>
    <style:style style:name="P55" style:family="paragraph" style:parent-style-name="Table_20_Contents" style:list-style-name="L3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64in"/>
        </style:tab-stops>
      </style:paragraph-properties>
      <style:text-properties style:font-name="Liberation Serif" fo:font-size="12pt" officeooo:rsid="0049dd48" officeooo:paragraph-rsid="00ce2445" style:font-size-asian="12pt" style:font-size-complex="12pt"/>
    </style:style>
    <style:style style:name="P56" style:family="paragraph" style:parent-style-name="Table_20_Contents" style:list-style-name="L4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64in"/>
        </style:tab-stops>
      </style:paragraph-properties>
      <style:text-properties style:font-name="Liberation Serif" fo:font-size="12pt" officeooo:rsid="0049dd48" officeooo:paragraph-rsid="010fdc2e" style:font-size-asian="12pt" style:font-size-complex="12pt"/>
    </style:style>
    <style:style style:name="P57" style:family="paragraph" style:parent-style-name="Table_20_Contents" style:list-style-name="L3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28in"/>
        </style:tab-stops>
      </style:paragraph-properties>
      <style:text-properties style:font-name="Liberation Serif" fo:font-size="12pt" officeooo:rsid="005d7408" officeooo:paragraph-rsid="005d7408" style:font-size-asian="12pt" style:font-size-complex="12pt"/>
    </style:style>
    <style:style style:name="P58" style:family="paragraph" style:parent-style-name="Table_20_Contents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28in"/>
        </style:tab-stops>
      </style:paragraph-properties>
      <style:text-properties style:font-name="Liberation Serif" fo:font-size="12pt" officeooo:rsid="005f696a" officeooo:paragraph-rsid="005f696a" style:font-size-asian="12pt" style:font-size-complex="12pt"/>
    </style:style>
    <style:style style:name="P59" style:family="paragraph" style:parent-style-name="Table_20_Contents" style:list-style-name="L4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28in"/>
        </style:tab-stops>
      </style:paragraph-properties>
      <style:text-properties style:font-name="Liberation Serif" fo:font-size="12pt" officeooo:rsid="0087399e" officeooo:paragraph-rsid="0087399e" style:font-size-asian="12pt" style:font-size-complex="12pt"/>
    </style:style>
    <style:style style:name="P60" style:family="paragraph" style:parent-style-name="Table_20_Contents" style:list-style-name="L4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/>
      <style:text-properties style:font-name="Liberation Serif" fo:font-size="12pt" officeooo:rsid="0087399e" officeooo:paragraph-rsid="0087399e" style:font-size-asian="12pt" style:font-size-complex="12pt"/>
    </style:style>
    <style:style style:name="P61" style:family="paragraph" style:parent-style-name="Table_20_Contents" style:list-style-name="L4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64in"/>
        </style:tab-stops>
      </style:paragraph-properties>
      <style:text-properties style:font-name="Liberation Serif" fo:font-size="12pt" officeooo:rsid="00d3424c" officeooo:paragraph-rsid="00d3424c" style:font-size-asian="12pt" style:font-size-complex="12pt"/>
    </style:style>
    <style:style style:name="P62" style:family="paragraph" style:parent-style-name="Table_20_Contents" style:list-style-name="L2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64in"/>
        </style:tab-stops>
      </style:paragraph-properties>
      <style:text-properties style:font-name="Liberation Serif" fo:font-size="12pt" officeooo:rsid="00f88da2" officeooo:paragraph-rsid="00f88da2" style:font-size-asian="12pt" style:font-size-complex="12pt"/>
    </style:style>
    <style:style style:name="P63" style:family="paragraph" style:parent-style-name="Table_20_Contents" style:list-style-name="L4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417in"/>
        </style:tab-stops>
      </style:paragraph-properties>
      <style:text-properties style:font-name="Liberation Serif" fo:font-size="12pt" officeooo:rsid="00f250f1" officeooo:paragraph-rsid="010bfc66" style:font-size-asian="12pt" style:font-size-complex="12pt"/>
    </style:style>
    <style:style style:name="P64" style:family="paragraph" style:parent-style-name="Table_20_Contents" style:list-style-name="L4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417in"/>
        </style:tab-stops>
      </style:paragraph-properties>
      <style:text-properties style:font-name="Liberation Serif" fo:font-size="12pt" officeooo:rsid="00a21494" officeooo:paragraph-rsid="00d59de9" style:font-size-asian="12pt" style:font-size-complex="12pt"/>
    </style:style>
    <style:style style:name="P65" style:family="paragraph" style:parent-style-name="Table_20_Contents" style:list-style-name="L2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417in"/>
        </style:tab-stops>
      </style:paragraph-properties>
      <style:text-properties style:font-name="Liberation Serif" fo:font-size="12pt" officeooo:rsid="00a21494" officeooo:paragraph-rsid="00d024ae" style:font-size-asian="12pt" style:font-size-complex="12pt"/>
    </style:style>
    <style:style style:name="P66" style:family="paragraph" style:parent-style-name="Table_20_Contents" style:list-style-name="L4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417in"/>
        </style:tab-stops>
      </style:paragraph-properties>
      <style:text-properties style:font-name="Liberation Serif" fo:font-size="12pt" officeooo:rsid="00feb752" officeooo:paragraph-rsid="010bfc66" style:font-size-asian="12pt" style:font-size-complex="12pt"/>
    </style:style>
    <style:style style:name="P67" style:family="paragraph" style:parent-style-name="Table_20_Contents" style:list-style-name="L2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417in"/>
        </style:tab-stops>
      </style:paragraph-properties>
      <style:text-properties style:font-name="Liberation Serif" fo:font-size="12pt" officeooo:rsid="00feb752" officeooo:paragraph-rsid="00feb752" style:font-size-asian="12pt" style:font-size-complex="12pt"/>
    </style:style>
    <style:style style:name="P68" style:family="paragraph" style:parent-style-name="Table_20_Contents" style:list-style-name="L4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417in"/>
        </style:tab-stops>
      </style:paragraph-properties>
      <style:text-properties style:font-name="Liberation Serif" fo:font-size="12pt" officeooo:rsid="00353864" officeooo:paragraph-rsid="00d59de9" style:font-size-asian="12pt" style:font-size-complex="12pt"/>
    </style:style>
    <style:style style:name="P69" style:family="paragraph" style:parent-style-name="Table_20_Contents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417in"/>
        </style:tab-stops>
      </style:paragraph-properties>
      <style:text-properties style:font-name="Liberation Serif" fo:font-size="12pt" officeooo:rsid="00353864" officeooo:paragraph-rsid="00d024ae" style:font-size-asian="12pt" style:font-size-complex="12pt"/>
    </style:style>
    <style:style style:name="P70" style:family="paragraph" style:parent-style-name="Table_20_Contents" style:list-style-name="L4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417in"/>
        </style:tab-stops>
      </style:paragraph-properties>
      <style:text-properties style:font-name="Liberation Serif" fo:font-size="12pt" officeooo:rsid="00aa2fea" officeooo:paragraph-rsid="00d59de9" style:font-size-asian="12pt" style:font-size-complex="12pt"/>
    </style:style>
    <style:style style:name="P71" style:family="paragraph" style:parent-style-name="Table_20_Contents" style:list-style-name="L2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417in"/>
        </style:tab-stops>
      </style:paragraph-properties>
      <style:text-properties style:font-name="Liberation Serif" fo:font-size="12pt" officeooo:rsid="00aa2fea" officeooo:paragraph-rsid="00d024ae" style:font-size-asian="12pt" style:font-size-complex="12pt"/>
    </style:style>
    <style:style style:name="P72" style:family="paragraph" style:parent-style-name="Table_20_Contents" style:list-style-name="L2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417in"/>
        </style:tab-stops>
      </style:paragraph-properties>
      <style:text-properties style:font-name="Liberation Serif" fo:font-size="12pt" officeooo:rsid="00a68879" officeooo:paragraph-rsid="00d024ae" style:font-size-asian="12pt" style:font-size-complex="12pt"/>
    </style:style>
    <style:style style:name="T1" style:family="text">
      <style:text-properties officeooo:rsid="008bc88b"/>
    </style:style>
    <style:style style:name="T2" style:family="text">
      <style:text-properties officeooo:rsid="008ae4a1"/>
    </style:style>
    <style:style style:name="T3" style:family="text">
      <style:text-properties officeooo:rsid="009ed6ec"/>
    </style:style>
    <style:style style:name="T4" style:family="text">
      <style:text-properties officeooo:rsid="00d6b463"/>
    </style:style>
    <style:style style:name="T5" style:family="text">
      <style:text-properties officeooo:rsid="00525b9b"/>
    </style:style>
    <style:style style:name="T6" style:family="text">
      <style:text-properties officeooo:rsid="00ed8607"/>
    </style:style>
    <style:style style:name="T7" style:family="text">
      <style:text-properties officeooo:rsid="00f54e69"/>
    </style:style>
    <style:style style:name="T8" style:family="text">
      <style:text-properties officeooo:rsid="00f93f14"/>
    </style:style>
    <style:style style:name="T9" style:family="text">
      <style:text-properties officeooo:rsid="00f9e273"/>
    </style:style>
    <style:style style:name="T10" style:family="text">
      <style:text-properties officeooo:rsid="00fb13da"/>
    </style:style>
    <style:style style:name="T11" style:family="text">
      <style:text-properties officeooo:rsid="00fcce1f"/>
    </style:style>
    <style:style style:name="T12" style:family="text">
      <style:text-properties officeooo:rsid="00ffed69"/>
    </style:style>
    <style:style style:name="T13" style:family="text">
      <style:text-properties officeooo:rsid="01060144"/>
    </style:style>
    <style:style style:name="T14" style:family="text">
      <style:text-properties officeooo:rsid="010849a1"/>
    </style:style>
    <style:style style:name="T15" style:family="text">
      <style:text-properties officeooo:rsid="010a03ae"/>
    </style:style>
    <style:style style:name="T16" style:family="text">
      <style:text-properties officeooo:rsid="010b7fea"/>
    </style:style>
    <style:style style:name="T17" style:family="text">
      <style:text-properties officeooo:rsid="010c1983"/>
    </style:style>
    <style:style style:name="T18" style:family="text">
      <style:text-properties officeooo:rsid="010e3dfd"/>
    </style:style>
    <style:style style:name="T19" style:family="text">
      <style:text-properties officeooo:rsid="010fdc2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space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space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space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ILABUS MATA PELAJARAN</text:p>
      <text:p text:style-name="P1"/>
      <text:p text:style-name="P4"/>
      <text:p text:style-name="P2">Satuan Pendidikan<text:tab/>: SD Negeri 42 Kota Ternate</text:p>
      <text:p text:style-name="P2">Mata Pelajaran<text:tab/>: Pendidikan Jasmani – Olahraga Kesehatan</text:p>
      <text:p text:style-name="P2">Kelas / Semester<text:tab/>: I / 2</text:p>
      <text:p text:style-name="P2">Tahun Pembelajaran<text:tab/>: 2018 / 2019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row>
          <table:table-cell table:style-name="Table1.A1" table:number-columns-spanned="2" office:value-type="string">
            <text:p text:style-name="P7">Kompetensi Inti</text:p>
            <text:p text:style-name="P7">(KI)</text:p>
          </table:table-cell>
          <table:covered-table-cell/>
          <table:table-cell table:style-name="Table1.A1" table:number-columns-spanned="2" office:value-type="string">
            <text:p text:style-name="P7">Kompetensi Dasar</text:p>
            <text:p text:style-name="P7">(KD)</text:p>
          </table:table-cell>
          <table:covered-table-cell/>
          <table:table-cell table:style-name="Table1.A1" office:value-type="string">
            <text:p text:style-name="P7">Materi Pokok</text:p>
          </table:table-cell>
          <table:table-cell table:style-name="Table1.A1" office:value-type="string">
            <text:p text:style-name="P7">Kegiatan Pembelajaran</text:p>
          </table:table-cell>
          <table:table-cell table:style-name="Table1.A1" office:value-type="string">
            <text:p text:style-name="P7">Penilaian</text:p>
          </table:table-cell>
          <table:table-cell table:style-name="Table1.A1" office:value-type="string">
            <text:p text:style-name="P7">Alokasi Waktu</text:p>
          </table:table-cell>
          <table:table-cell table:style-name="Table1.I1" office:value-type="string">
            <text:p text:style-name="P7">Sumber Belajar</text:p>
          </table:table-cell>
        </table:table-row>
        <table:table-row>
          <table:table-cell table:style-name="Table1.A2" table:number-columns-spanned="2" office:value-type="string">
            <text:p text:style-name="P12">1</text:p>
          </table:table-cell>
          <table:covered-table-cell/>
          <table:table-cell table:style-name="Table1.A2" table:number-columns-spanned="2" office:value-type="string">
            <text:p text:style-name="P12">2</text:p>
          </table:table-cell>
          <table:covered-table-cell/>
          <table:table-cell table:style-name="Table1.A2" office:value-type="string">
            <text:p text:style-name="P12">3</text:p>
          </table:table-cell>
          <table:table-cell table:style-name="Table1.A2" office:value-type="string">
            <text:p text:style-name="P12">4</text:p>
          </table:table-cell>
          <table:table-cell table:style-name="Table1.A2" office:value-type="string">
            <text:p text:style-name="P12">5</text:p>
          </table:table-cell>
          <table:table-cell table:style-name="Table1.A2" office:value-type="string">
            <text:p text:style-name="P12">6</text:p>
          </table:table-cell>
          <table:table-cell table:style-name="Table1.I2" office:value-type="string">
            <text:p text:style-name="P12">7</text:p>
          </table:table-cell>
        </table:table-row>
        <table:table-row>
          <table:table-cell table:style-name="Table1.A3" office:value-type="string">
            <text:p text:style-name="P8">3</text:p>
          </table:table-cell>
          <table:table-cell table:style-name="Table1.B3" office:value-type="string">
            <text:p text:style-name="P21">Memahami pengetahuan faktual dengan cara mengamati [mendengar, melihat, membaca]</text:p>
            <text:p text:style-name="P28">dan menanya berdasarkan rasa</text:p>
            <text:p text:style-name="P21">ingin tahu tentang dirinya, makhluk ciptaan Tuhan dan kegiatannya, dan benda-benda</text:p>
            <text:p text:style-name="P20">yang dijumpainya di rumah dan di sekolah</text:p>
          </table:table-cell>
          <table:table-cell table:style-name="Table1.A3" office:value-type="string">
            <text:p text:style-name="P9">3.6</text:p>
          </table:table-cell>
          <table:table-cell table:style-name="Table1.B3" office:value-type="string">
            <text:p text:style-name="P23">Memahami penggunaan variasi gerak dasar lokomotor dan non- lokomotor sesuai dengan irama (ketukan) tanpa/dengan musik dalam aktivitas gerak berirama</text:p>
          </table:table-cell>
          <table:table-cell table:style-name="Table1.A2" table:number-rows-spanned="2" office:value-type="string">
            <text:list xml:id="list3598349416" text:style-name="L6">
              <text:list-item>
                <text:p text:style-name="P38">Mengayunkan</text:p>
                <text:list>
                  <text:list-header>
                    <text:p text:style-name="P38"><text:s text:c="4"/>tangan</text:p>
                    <text:p text:style-name="P38"/>
                  </text:list-header>
                  <text:list-item>
                    <text:p text:style-name="P39">Memutarkan <text:tab/>tangan</text:p>
                    <text:list>
                      <text:list-header>
                        <text:p text:style-name="P38"/>
                      </text:list-header>
                    </text:list>
                  </text:list-item>
                  <text:list-item>
                    <text:p text:style-name="P37">Menarik dan <text:tab/>mendorong <text:tab/>kedua <text:tab/>tangan</text:p>
                    <text:p text:style-name="P37"/>
                  </text:list-item>
                  <text:list-item>
                    <text:p text:style-name="P37">Melangkahkan <text:tab/>kaki</text:p>
                    <text:p text:style-name="P37"/>
                  </text:list-item>
                  <text:list-item>
                    <text:p text:style-name="P37">Mengkordinasi<text:tab/>kan ayunan <text:tab/>tangan <text:tab/>dan langkah kaki</text:p>
                  </text:list-item>
                </text:list>
              </text:list-item>
            </text:list>
          </table:table-cell>
          <table:table-cell table:style-name="Table1.A2" table:number-rows-spanned="2" office:value-type="string">
            <text:list xml:id="list1568448224" text:style-name="L2">
              <text:list-item>
                <text:p text:style-name="P46">Peserta didik</text:p>
                <text:list>
                  <text:list-header>
                    <text:p text:style-name="P47"><text:tab/>menyimak informasi <text:tab/>dan materi tentang <text:tab/>anak <text:tab/>mengayunkan tangan <text:tab/>dari depan ke belakang, <text:tab/><text:span text:style-name="T6">mengayunkan tangan <text:tab/>ke samping, <text:tab/>memutarkan <text:tab/>tangan melalui samping <text:tab/>badan, melangkahkan kaki <text:tab/>kedepan, belakang, <text:tab/>samping kiri/kanan, <text:tab/>mengkordinasikan <text:tab/>mengayunkan tangan <text:tab/>dan melangkahkan <text:tab/>kaki <text:tab/>dengan irama (ketukan)</text:span></text:p>
                    <text:p text:style-name="P47"/>
                  </text:list-header>
                  <text:list-item>
                    <text:p text:style-name="P48">Peserta didik <text:tab/>mencoba <text:s/><text:span text:style-name="T8">dan <text:tab/>melakukan gerakan – <text:tab/>gerakan yang telah <text:tab/>disimak</text:span></text:p>
                    <text:p text:style-name="P62"/>
                  </text:list-item>
                  <text:list-item>
                    <text:p text:style-name="P51">Peserta didik <text:soft-page-break/><text:tab/>mempraktikan <text:span text:style-name="T10">semua <text:tab/>gerakan yang telah <text:tab/>disimak dengan <text:tab/>dilandasi nilai – nilai <text:tab/>disiplin, percaya diri, <text:tab/>sungguh – sungguh <text:tab/>dan <text:tab/>kerja sama</text:span></text:p>
                    <text:p text:style-name="P51"/>
                  </text:list-item>
                  <text:list-item>
                    <text:p text:style-name="P54">Peserta didik menerima <text:tab/>umpan balik dari guru <text:tab/><text:span text:style-name="T9">secara klasikal</text:span></text:p>
                  </text:list-item>
                </text:list>
              </text:list-item>
            </text:list>
          </table:table-cell>
          <table:table-cell table:style-name="Table1.A2" table:number-rows-spanned="2" office:value-type="string">
            <text:p text:style-name="P30">Hasil belajar peserta didik dinilai selama proses dan diakhir pembelajaran</text:p>
          </table:table-cell>
          <table:table-cell table:style-name="Table1.H3" table:number-rows-spanned="2" office:value-type="string">
            <text:p text:style-name="P11">1<text:span text:style-name="T4">2</text:span></text:p>
          </table:table-cell>
          <table:table-cell table:style-name="Table1.I2" table:number-rows-spanned="2" office:value-type="string">
            <text:list xml:id="list160652997697231" text:continue-numbering="true" text:style-name="L2">
              <text:list-item>
                <text:p text:style-name="P31">Buku Guru <text:tab/>PJOK - <text:tab/>Kemendikbud</text:p>
                <text:p text:style-name="P31"/>
              </text:list-item>
              <text:list-item>
                <text:p text:style-name="P32">Buku Siswa <text:tab/>PJOK - <text:tab/>Kemendikbud</text:p>
                <text:p text:style-name="P34"/>
              </text:list-item>
              <text:list-item>
                <text:p text:style-name="P36"><text:span text:style-name="T16">Buku </text:span>Ayiknya <text:tab/>berolahraga 3 <text:tab/>PJOK – Pusat <text:tab/><text:span text:style-name="T7">P</text:span>erbukuan <text:tab/>Kemendikud</text:p>
              </text:list-item>
            </text:list>
            <text:p text:style-name="P35"/>
            <text:list xml:id="list160652696764860" text:continue-numbering="true" text:style-name="L2">
              <text:list-item>
                <text:p text:style-name="P33">Konteks yang <text:tab/>relevan / sesuai</text:p>
              </text:list-item>
            </text:list>
          </table:table-cell>
        </table:table-row>
        <table:table-row>
          <table:table-cell table:style-name="Table1.A2" office:value-type="string">
            <text:p text:style-name="P8">4</text:p>
          </table:table-cell>
          <table:table-cell table:style-name="Table1.B4" office:value-type="string">
            <text:p text:style-name="P22">Menyajikan pengetahuan faktual dalam bahasa yang jelas dan logis, dalam karya yang estetis, dalam <text:soft-page-break/>gerakan yang mencerminkan anak sehat, dan dalam tindakan yang mencerminkan perilaku anak beriman dan berakhlak mulia</text:p>
          </table:table-cell>
          <table:table-cell table:style-name="Table1.A2" office:value-type="string">
            <text:p text:style-name="P9">4.6</text:p>
          </table:table-cell>
          <table:table-cell table:style-name="Table1.D4" office:value-type="string">
            <text:p text:style-name="P24">Memahami gerak dasar lokomotor dan non-lokomotor sesuai dengan irama (ketukan) tanpa/dengan musik <text:soft-page-break/>dalam aktivitas gerak beriram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rows-spanned="4" office:value-type="string">
            <text:p text:style-name="P8"/>
          </table:table-cell>
          <table:table-cell table:style-name="Table1.B5" table:number-rows-spanned="4" office:value-type="string">
            <text:p text:style-name="P10"/>
          </table:table-cell>
          <table:table-cell table:style-name="Table1.C5" office:value-type="string">
            <text:p text:style-name="P13">3.7</text:p>
          </table:table-cell>
          <table:table-cell table:style-name="Table1.D5" office:value-type="string">
            <text:p text:style-name="P25">Mempraktikkan gerak dasar lokomotor dan non-lokomotor sesuai dengan irama (ketukan) tanpa/dengan musik dalam aktivitas gerak berirama</text:p>
          </table:table-cell>
          <table:table-cell table:style-name="Table1.A2" table:number-rows-spanned="2" office:value-type="string">
            <text:list xml:id="list160653893163363" text:continue-list="list3598349416" text:style-name="L6">
              <text:list-item>
                <text:p text:style-name="P42">Berjalan <text:tab/>berpegangan di <text:tab/>air</text:p>
                <text:p text:style-name="P42"/>
              </text:list-item>
              <text:list-item>
                <text:p text:style-name="P43">Mengambil <text:tab/>benda <text:tab/>di dasar kolam</text:p>
                <text:p text:style-name="P42"/>
              </text:list-item>
              <text:list-item>
                <text:p text:style-name="P40">Mengayun / <text:tab/>mengayunkan <text:tab/>tangan di dasar <text:tab/>kolam</text:p>
              </text:list-item>
            </text:list>
            <text:p text:style-name="P41"/>
            <text:list xml:id="list160653553237737" text:continue-numbering="true" text:style-name="L6">
              <text:list-item>
                <text:p text:style-name="P40">Menggerakan <text:tab/>kaki di air</text:p>
              </text:list-item>
            </text:list>
          </table:table-cell>
          <table:table-cell table:style-name="Table1.A2" table:number-rows-spanned="2" office:value-type="string">
            <text:list xml:id="list2459303342" text:style-name="L3">
              <text:list-item>
                <text:p text:style-name="P57">Peserta didik <text:tab/>menyimak informasi <text:tab/>dan peragaan materi <text:tab/>tentang <text:span text:style-name="T11">berbagai gerak <text:tab/>berjalan di air, mengambil <text:tab/>benda di dasar kolam, <text:tab/>mengayun, mengayunkan <text:tab/>tangan dan menggerakan <text:tab/>kaki <text:tab/>didalam air</text:span></text:p>
                <text:p text:style-name="P57"/>
                <text:list>
                  <text:list-item>
                    <text:p text:style-name="P49">Peserta didik mencoba <text:tab/><text:span text:style-name="T11">gerakan yang telah <text:tab/>disimak</text:span></text:p>
                  </text:list-item>
                </text:list>
              </text:list-item>
            </text:list>
            <text:p text:style-name="P58"/>
            <text:list xml:id="list160653099517627" text:continue-numbering="true" text:style-name="L3">
              <text:list-item>
                <text:list>
                  <text:list-item>
                    <text:p text:style-name="P52">Peserta didik <text:span text:style-name="T13">mencoba <text:tab/>secara berulang semua <text:tab/>gerakan yang telah <text:tab/>dilatih <text:tab/>sesuai gerakan yang <text:tab/>diberikan oleh guru</text:span></text:p>
                    <text:p text:style-name="P52"/>
                  </text:list-item>
                  <text:list-item>
                    <text:p text:style-name="P55">Peserta didik menerima <text:tab/>umpan balik dari guru <text:tab/><text:span text:style-name="T14">secara klasikal</text:span></text:p>
                  </text:list-item>
                </text:list>
              </text:list-item>
            </text:list>
          </table:table-cell>
          <table:table-cell table:style-name="Table1.A2" table:number-rows-spanned="2" office:value-type="string">
            <text:p text:style-name="P29">Hasil belajar peserta didik dinilai selama proses dan diakhir pembelajaran</text:p>
          </table:table-cell>
          <table:table-cell table:style-name="Table1.H3" table:number-rows-spanned="2" office:value-type="string">
            <text:p text:style-name="P14">12</text:p>
          </table:table-cell>
          <table:table-cell table:style-name="Table1.I2" table:number-rows-spanned="2" office:value-type="string">
            <text:list xml:id="list160654074499927" text:continue-list="list160652696764860" text:style-name="L2">
              <text:list-item>
                <text:p text:style-name="P67">Adaptasi Buku <text:tab/>Penjas – Orkes <text:tab/>untuk SD/MI <text:tab/>Kelas V dan VI <text:tab/>Revisi: <text:tab/>Mujiono, dkk. <text:tab/>PT Putra <text:tab/>Nugraha <text:tab/>Sentosa</text:p>
                <text:p text:style-name="P65"/>
              </text:list-item>
              <text:list-item>
                <text:p text:style-name="P72">Buku <text:span text:style-name="T12">Penjas <text:tab/>Orkes 3, Tim <text:tab/>Penjas SD/MI – <text:tab/>Pusat <text:tab/>Perbukuan <text:tab/>Kemendikbud</text:span></text:p>
              </text:list-item>
            </text:list>
            <text:p text:style-name="P69"/>
            <text:list xml:id="list160654133412347" text:continue-numbering="true" text:style-name="L2">
              <text:list-item>
                <text:p text:style-name="P71">Konteks yang <text:tab/>relevan / sesuai</text:p>
              </text:list-item>
            </text:list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13">4.7</text:p>
          </table:table-cell>
          <table:table-cell table:style-name="Table1.D6" office:value-type="string">
            <text:p text:style-name="P25">Mempraktikkan berbagai pengenalan aktivitas air dan menjaga keselamatan diri/orang lain dalam aktivitas air***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1.A3" office:value-type="string">
            <text:p text:style-name="P15">3.8</text:p>
          </table:table-cell>
          <table:table-cell table:style-name="Table1.B3" office:value-type="string">
            <text:p text:style-name="P26">Memahami manfaat pemanasan dan pendinginan, serta berbagai hal yang harus dilakukan dan dihindari sebelum, selama, dan setelah melakukan aktivitas fisik</text:p>
          </table:table-cell>
          <table:table-cell table:style-name="Table1.A2" table:number-rows-spanned="2" office:value-type="string">
            <text:list xml:id="list160653989388573" text:continue-list="list160653553237737" text:style-name="L6">
              <text:list-item>
                <text:p text:style-name="P44">Kegunaan <text:tab/>bagian <text:tab/>– bagian tubuh</text:p>
                <text:p text:style-name="P45"/>
              </text:list-item>
              <text:list-item>
                <text:p text:style-name="P44">Bagian – bagian <text:tab/>tubuh yang <text:tab/>boleh <text:tab/>dan tidak boleh <text:tab/>dipegang</text:p>
                <text:p text:style-name="P45"/>
              </text:list-item>
              <text:list-item>
                <text:p text:style-name="P44">Cara menjaga <text:tab/>bagian – bagian <text:tab/>tubuh sendiri</text:p>
                <text:p text:style-name="P45"/>
              </text:list-item>
              <text:list-item>
                <text:p text:style-name="P44">Kebersihan <text:tab/>berpakaian</text:p>
              </text:list-item>
            </text:list>
          </table:table-cell>
          <table:table-cell table:style-name="Table1.A2" table:number-rows-spanned="2" office:value-type="string">
            <text:list xml:id="list29182059" text:style-name="L4">
              <text:list-item>
                <text:p text:style-name="P59">Peserta didik menyimak <text:tab/>informasi dan peragaan <text:tab/>materi tentang <text:span text:style-name="T15">bentuk <text:tab/>istirahat (tidur) dan <text:tab/>manfaat, serta pengisian <text:tab/>waktu luang <text:tab/>(membaca <text:tab/>buku, belajar, berolahraga) <text:tab/>untuk menjaga kesehatan <text:tab/>tubuh</text:span></text:p>
                <text:p text:style-name="P60"/>
                <text:list>
                  <text:list-item>
                    <text:p text:style-name="P50">Peserta didik <text:s/><text:span text:style-name="T17">melaporkan <text:tab/>atau menceritakan hasil <text:tab/>pengamatan <text:tab/>dihadapan <text:tab/>guru dan teman sekelas <text:tab/>tentang bentuk istirahat <text:tab/>(tidur) dan manfaat serta <text:tab/>pengisian waktu luang <text:tab/>(membaca buku, belajar, <text:tab/>berolahraga) untuk <text:tab/>menjaga kesehatan <text:tab/>tubuh</text:span></text:p>
                    <text:p text:style-name="P61"/>
                  </text:list-item>
                  <text:list-item>
                    <text:p text:style-name="P53">Peserta didik <text:span text:style-name="T18">mendapat <text:tab/>umpan balik dari diri <text:tab/>sendiri, teman sekelompok <text:tab/>dan guru</text:span></text:p>
                    <text:p text:style-name="P53"/>
                  </text:list-item>
                  <text:list-item>
                    <text:p text:style-name="P56">Peserta didik <text:span text:style-name="T19">membuat <text:tab/>kesimpulan hasil diskusi <text:tab/>tentang bentuk istirahat <text:tab/>(tidur) dan manfaat <text:tab/>serta <text:tab/>pengisian waktu luang <text:tab/>(membaca buku, belajar, <text:tab/>berolahraga) untuk <text:tab/>menjaga kesehatan tubuh </text:span><text:soft-page-break/><text:span text:style-name="T19"><text:tab/>secara individual atau <text:tab/>kelompok dilandasi nilai <text:tab/>– nilai disiplin, percaya <text:tab/>diri, sungguh – sungguh <text:tab/>dan kerja sama</text:span></text:p>
                  </text:list-item>
                </text:list>
              </text:list-item>
            </text:list>
          </table:table-cell>
          <table:table-cell table:style-name="Table1.A2" table:number-rows-spanned="2" office:value-type="string">
            <text:p text:style-name="P6"/>
          </table:table-cell>
          <table:table-cell table:style-name="Table1.H3" table:number-rows-spanned="2" office:value-type="string">
            <text:p text:style-name="P18">12</text:p>
          </table:table-cell>
          <table:table-cell table:style-name="Table1.I2" table:number-rows-spanned="2" office:value-type="string">
            <text:list xml:id="list160652812453121" text:continue-numbering="true" text:style-name="L4">
              <text:list-item>
                <text:p text:style-name="P63"><text:span text:style-name="T16">Buku </text:span>Ayiknya <text:tab/>berolahraga 3 <text:tab/>PJOK – Pusat <text:tab/><text:span text:style-name="T7">P</text:span>erbukuan <text:tab/>Kemendikud</text:p>
                <text:p text:style-name="P64"/>
              </text:list-item>
              <text:list-item>
                <text:p text:style-name="P66">Adaptasi Buku <text:tab/>Penjas – Orkes <text:tab/>untuk SD/MI <text:tab/>Kelas V dan VI <text:tab/>Revisi: <text:tab/>Mujiono, dkk. <text:tab/>PT Putra <text:tab/>Nugraha <text:tab/>Sentosa</text:p>
                <text:p text:style-name="P68"/>
              </text:list-item>
              <text:list-item>
                <text:p text:style-name="P70">Konteks yang <text:tab/>relevan / sesuai</text:p>
              </text:list-item>
            </text:list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15">4.8</text:p>
          </table:table-cell>
          <table:table-cell table:style-name="Table1.D8" office:value-type="string">
            <text:p text:style-name="P27">Menceritakan bagian-bagian tubuh, <text:span text:style-name="T5">bagian tubuh yang boleh dan tidak boleh disentuh orang lain, cara menjaga kebersihannya, dan kebersihan pakaian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"/>
      <text:p text:style-name="P2"/>
      <text:p text:style-name="P3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6">Menyetujui / Mengesahkan</text:p>
            <text:p text:style-name="P16">Kepala Sekolah</text:p>
            <text:p text:style-name="P16"/>
            <text:p text:style-name="P16"/>
            <text:p text:style-name="P16"/>
            <text:p text:style-name="P19">USMAN, S.Pd</text:p>
            <text:p text:style-name="P17">N<text:span text:style-name="T1">IP</text:span>. <text:span text:style-name="T2">196807151999011002</text:span></text:p>
          </table:table-cell>
          <table:table-cell table:style-name="Table2.A1" office:value-type="string">
            <text:p text:style-name="P16">Ternate, 5 Januri 2019</text:p>
            <text:p text:style-name="P16">Guru Mata Pelajaran</text:p>
            <text:p text:style-name="P16"/>
            <text:p text:style-name="P16"/>
            <text:p text:style-name="P16"/>
            <text:p text:style-name="P19">NURBAYA AHMAD</text:p>
            <text:p text:style-name="P16"><text:span text:style-name="T3">NIP</text:span>. 196612021987122006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text-align="start" style:justify-single-word="false" text:number-lines="false" text:line-number="0"/>
      <style:text-properties style:font-name="Times New Roman" fo:font-family="'Times New Roman'" style:font-family-generic="roman" style:font-pitch="variable" fo:font-size="12pt" officeooo:rsid="002e2aad" style:font-size-asian="12pt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7T16:23:11.136596760</meta:creation-date>
    <dc:date>2019-02-02T16:06:50.133659166</dc:date>
    <meta:editing-duration>PT5H27M53S</meta:editing-duration>
    <meta:editing-cycles>194</meta:editing-cycles>
    <meta:generator>LibreOffice/6.0.7.3$Linux_X86_64 LibreOffice_project/00m0$Build-3</meta:generator>
    <meta:document-statistic meta:table-count="2" meta:image-count="0" meta:object-count="0" meta:page-count="4" meta:paragraph-count="112" meta:word-count="712" meta:character-count="4823" meta:non-whitespace-character-count="4095"/>
  </office:meta>
</office:document-meta>
</file>